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2cb" officeooo:paragraph-rsid="001b12cb"/>
    </style:style>
    <style:style style:name="P2" style:family="paragraph" style:parent-style-name="Standard" style:list-style-name="L1">
      <style:text-properties officeooo:rsid="001b12cb" officeooo:paragraph-rsid="001b12cb"/>
    </style:style>
    <style:style style:name="P3" style:family="paragraph" style:parent-style-name="Standard" style:list-style-name="L2">
      <style:text-properties officeooo:rsid="001b12cb" officeooo:paragraph-rsid="001b12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Docs :</text:p>
      <text:list xml:id="list5844440377483244254" text:style-name="L1">
        <text:list-item>
          <text:p text:style-name="P2">Playa de Benidorm p.50</text:p>
        </text:list-item>
        <text:list-item>
          <text:p text:style-name="P2">Machu Picchu p.51</text:p>
        </text:list-item>
        <text:list-item>
          <text:p text:style-name="P2">Costa Rica p.51</text:p>
        </text:list-item>
      </text:list>
      <text:p text:style-name="P1"/>
      <text:p text:style-name="P1"/>
      <text:list xml:id="list520470178314730925" text:style-name="L2">
        <text:list-item>
          <text:p text:style-name="P3"/>
          <text:list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8:04:58.030000000</meta:creation-date>
    <dc:date>2018-11-05T08:15:09.162000000</dc:date>
    <meta:editing-duration>PT10M18S</meta:editing-duration>
    <meta:editing-cycles>1</meta:editing-cycles>
    <meta:document-statistic meta:table-count="0" meta:image-count="0" meta:object-count="0" meta:page-count="1" meta:paragraph-count="6" meta:word-count="17" meta:character-count="66" meta:non-whitespace-character-count="58"/>
    <meta:generator>LibreOffice/5.1.6.2$Windows_x86 LibreOffice_project/07ac168c60a517dba0f0d7bc7540f5afa45f0909</meta:generator>
  </office:meta>
</office:document-meta>
</file>